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 Black" svg:font-family="'Arial Black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  <style:text-properties style:font-name="Cantarell" fo:font-size="12pt" officeooo:paragraph-rsid="0009cc72" style:font-size-asian="12pt" style:font-size-complex="12pt"/>
    </style:style>
    <style:style style:name="P2" style:family="paragraph" style:parent-style-name="Heading_20_1">
      <style:paragraph-properties fo:margin-left="0in" fo:margin-right="0in" fo:text-indent="0in" style:auto-text-indent="false"/>
      <style:text-properties fo:color="#3465a4" loext:opacity="100%" style:font-name="Cantarell" fo:font-size="12pt" officeooo:paragraph-rsid="0009cc72" style:font-size-asian="12pt" style:font-size-complex="12pt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color="#3465a4" loext:opacity="100%" style:font-name="Cantarell"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1" style:list-style-name="L13">
      <style:text-properties officeooo:paragraph-rsid="0009cc72"/>
    </style:style>
    <style:style style:name="P5" style:family="paragraph" style:parent-style-name="Heading_20_1" style:list-style-name="L13">
      <style:text-properties fo:font-weight="normal" officeooo:paragraph-rsid="0009cc72" style:font-weight-asian="normal" style:font-weight-complex="normal"/>
    </style:style>
    <style:style style:name="P6" style:family="paragraph" style:list-style-name="L7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7" style:family="paragraph" style:list-style-name="L11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8" style:family="paragraph" style:parent-style-name="List_20_Paragraph" style:list-style-name="L3">
      <style:text-properties style:font-name="Cantarell" fo:font-size="12pt" style:font-size-asian="12pt" style:font-size-complex="12pt"/>
    </style:style>
    <style:style style:name="P9" style:family="paragraph" style:parent-style-name="List_20_Paragraph">
      <style:text-properties fo:color="#3465a4" loext:opacity="100%" style:font-name="Cantarell" fo:font-size="12pt" style:font-size-asian="12pt" style:font-size-complex="12pt"/>
    </style:style>
    <style:style style:name="P10" style:family="paragraph" style:parent-style-name="List_20_Paragraph">
      <style:text-properties fo:color="#3465a4" loext:opacity="100%" style:font-name="Cantarel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fo:color="#3465a4" loext:opacity="100%" style:font-name="Cantarell" fo:font-size="12pt" style:font-size-asian="12pt" style:font-size-complex="12pt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color="#3465a4" loext:opacity="100%" style:font-name="Cantarell" fo:font-size="14pt" fo:font-weight="bold" style:font-size-asian="14pt" style:font-weight-asian="bold" style:font-size-complex="14pt" style:font-weight-complex="bold"/>
    </style:style>
    <style:style style:name="P13" style:family="paragraph" style:list-style-name="L3">
      <style:text-properties style:font-name="Cantarell" fo:font-size="12pt" style:font-size-asian="12pt" style:font-size-complex="12pt"/>
    </style:style>
    <style:style style:name="P14" style:family="paragraph" style:parent-style-name="Standard">
      <style:text-properties style:font-name="Cantarell" fo:font-size="12pt" style:font-size-asian="12pt" style:font-size-complex="12pt"/>
    </style:style>
    <style:style style:name="P15" style:family="paragraph" style:parent-style-name="Standard">
      <style:text-properties style:font-name="Cantarell" fo:font-size="14pt" fo:font-weight="bold" officeooo:paragraph-rsid="0009cc72" style:font-size-asian="14pt" style:font-weight-asian="bold" style:font-size-complex="14pt" style:font-weight-complex="bold"/>
    </style:style>
    <style:style style:name="P16" style:family="paragraph" style:parent-style-name="Standard" style:list-style-name="L14">
      <style:text-properties officeooo:paragraph-rsid="0009cc72"/>
    </style:style>
    <style:style style:name="P17" style:family="paragraph" style:parent-style-name="Standard" style:list-style-name="L15"/>
    <style:style style:name="P18" style:family="paragraph" style:parent-style-name="Standard" style:list-style-name="L16">
      <style:text-properties officeooo:paragraph-rsid="0009cc72"/>
    </style:style>
    <style:style style:name="P19" style:family="paragraph" style:parent-style-name="Standard">
      <style:text-properties officeooo:paragraph-rsid="0009cc72"/>
    </style:style>
    <style:style style:name="P20" style:family="paragraph" style:parent-style-name="Standard">
      <style:text-properties officeooo:rsid="000c5189" officeooo:paragraph-rsid="0009cc72"/>
    </style:style>
    <style:style style:name="P21" style:family="paragraph" style:parent-style-name="Standard">
      <style:text-properties fo:color="#3465a4" loext:opacity="100%" style:font-name="Cantarell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3465a4" loext:opacity="100%" style:font-name="Cantarell" fo:font-size="14pt" fo:font-weight="bold" officeooo:paragraph-rsid="0009cc72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3465a4" loext:opacity="100%" style:font-name="Cantarell" fo:font-size="14pt" fo:font-weight="bold" officeooo:rsid="00101bf6" style:font-size-asian="14pt" style:font-weight-asian="bold" style:font-size-complex="14pt" style:font-weight-complex="bold"/>
    </style:style>
    <style:style style:name="P2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5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Cantarell"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1" style:family="text">
      <style:text-properties officeooo:rsid="000acd0b"/>
    </style:style>
    <style:style style:name="T12" style:family="text">
      <style:text-properties officeooo:rsid="00101bf6"/>
    </style:style>
    <style:style style:name="T13" style:family="text">
      <style:text-properties fo:color="#3465a4" loext:opacity="100%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56in" fo:text-indent="-0.25in" fo:margin-left="0.6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56in" fo:text-indent="-0.25in" fo:margin-left="0.9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56in" fo:text-indent="-0.25in" fo:margin-left="1.1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56in" fo:text-indent="-0.25in" fo:margin-left="1.4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56in" fo:text-indent="-0.25in" fo:margin-left="1.6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56in" fo:text-indent="-0.25in" fo:margin-left="1.9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56in" fo:text-indent="-0.25in" fo:margin-left="2.1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56in" fo:text-indent="-0.25in" fo:margin-left="2.4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56in" fo:text-indent="-0.25in" fo:margin-left="2.6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56in" fo:text-indent="-0.25in" fo:margin-left="2.925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56in" fo:text-indent="-0.25in" fo:margin-left="0.6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56in" fo:text-indent="-0.25in" fo:margin-left="0.9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56in" fo:text-indent="-0.25in" fo:margin-left="1.1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56in" fo:text-indent="-0.25in" fo:margin-left="1.4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56in" fo:text-indent="-0.25in" fo:margin-left="1.6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56in" fo:text-indent="-0.25in" fo:margin-left="1.9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56in" fo:text-indent="-0.25in" fo:margin-left="2.1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56in" fo:text-indent="-0.25in" fo:margin-left="2.4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56in" fo:text-indent="-0.25in" fo:margin-left="2.6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56in" fo:text-indent="-0.25in" fo:margin-left="2.925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56in" fo:text-indent="-0.25in" fo:margin-left="0.6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56in" fo:text-indent="-0.25in" fo:margin-left="0.9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56in" fo:text-indent="-0.25in" fo:margin-left="1.1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56in" fo:text-indent="-0.25in" fo:margin-left="1.4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56in" fo:text-indent="-0.25in" fo:margin-left="1.6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56in" fo:text-indent="-0.25in" fo:margin-left="1.9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56in" fo:text-indent="-0.25in" fo:margin-left="2.1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56in" fo:text-indent="-0.25in" fo:margin-left="2.4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56in" fo:text-indent="-0.25in" fo:margin-left="2.6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56in" fo:text-indent="-0.25in" fo:margin-left="2.9256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56in" fo:text-indent="-0.25in" fo:margin-left="0.6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56in" fo:text-indent="-0.25in" fo:margin-left="0.9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56in" fo:text-indent="-0.25in" fo:margin-left="1.1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56in" fo:text-indent="-0.25in" fo:margin-left="1.4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56in" fo:text-indent="-0.25in" fo:margin-left="1.6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56in" fo:text-indent="-0.25in" fo:margin-left="1.9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56in" fo:text-indent="-0.25in" fo:margin-left="2.1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56in" fo:text-indent="-0.25in" fo:margin-left="2.4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56in" fo:text-indent="-0.25in" fo:margin-left="2.6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56in" fo:text-indent="-0.25in" fo:margin-left="2.925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><text:tab/><text:tab/><text:tab/><text:tab/><text:tab/></text:p>
      <text:p text:style-name="P14"><draw:line text:anchor-type="paragraph" draw:z-index="7" draw:name="Shape1_6" draw:style-name="gr1" draw:text-style-name="P24" svg:x1="0.002in" svg:y1="0.4823in" svg:x2="3.8685in" svg:y2="0.4571in"><text:p/></draw:line><text:span text:style-name="T10">Nikita Roy</text:span><text:span text:style-name="T14"><text:tab/></text:span><text:tab/><text:tab/><text:tab/><text:tab/>Phone: +918962576968<text:tab/><text:tab/><text:tab/><text:tab/><text:tab/><text:tab/><text:tab/><text:tab/><text:tab/><text:tab/><text:tab/>Email: <text:s/><text:a xlink:type="simple" xlink:href="mailto:nikitaroy1201@gmail.com" text:style-name="Internet_20_link" text:visited-style-name="Visited_20_Internet_20_Link">nikitaroy1201@gmail.com</text:a></text:p>
      <text:p text:style-name="P14"/>
      <text:p text:style-name="P14">Key Account Manager with 2.2 years’ experience in HDFC bank Limited with a strong background playing a vital role in the development, management, growth, and retention of key accounts of corporate clients. Service centric leader dedicated in fueling revenues, enhancing client experience, and achieving top brand loyalty. <text:s text:c="72"/>PGDM (marketing and finance) having specialization in sales, merchandising, and marketing operations.</text:p>
      <text:p text:style-name="P23"/>
      <text:p text:style-name="P22"><text:span text:style-name="T12">Professional</text:span> Summary:</text:p>
      <text:p text:style-name="P15"><draw:line text:anchor-type="paragraph" draw:z-index="0" draw:name="Shape1" draw:style-name="gr1" draw:text-style-name="P24" svg:x1="0.002in" svg:y1="0.0882in" svg:x2="6.8165in" svg:y2="0.0882in"><text:p/></draw:line></text:p>
      <text:list xml:id="list3030317186" text:style-name="L14">
        <text:list-item>
          <text:p text:style-name="P16"><text:span text:style-name="T6">An effective communicator with strong analytical, logical, and interpersonal skills to relate to people at any level of business; quick learner with the expertise to work under pressure and meet deadlines.</text:span></text:p>
        </text:list-item>
        <text:list-item>
          <text:p text:style-name="P16"><text:span text:style-name="T6">Knowledge of monitoring portfolio performance of clients to ensure compliance with statutory requirements laid by acts governing banking regulations</text:span></text:p>
        </text:list-item>
        <text:list-item>
          <text:p text:style-name="P16"><text:span text:style-name="T6">A proactive learner with a flair for adopting emerging trends and addressing industry requirements to achieve organizational objectives based on profitability standards.</text:span></text:p>
        </text:list-item>
        <text:list-item>
          <text:p text:style-name="P16"><text:span text:style-name="T6">Extensive experience at organizing a wide range of activities and services to offer effective customer relationship management.</text:span></text:p>
        </text:list-item>
      </text:list>
      <text:p text:style-name="P9"><text:span text:style-name="T4"/></text:p>
      <text:h text:style-name="P2" text:outline-level="1"><text:span text:style-name="T4">Core</text:span><text:span text:style-name="T7"> </text:span><text:span text:style-name="T3">Competencies</text:span><text:span text:style-name="T7">:</text:span></text:h>
      <text:h text:style-name="P1" text:outline-level="1"><draw:line text:anchor-type="paragraph" draw:z-index="1" draw:name="Shape1_0" draw:style-name="gr1" draw:text-style-name="P24" svg:x1="0.002in" svg:y1="0.0882in" svg:x2="6.8165in" svg:y2="0.0882in"><text:p/></draw:line><text:span text:style-name="T7"/></text:h>
      <text:list xml:id="list3783591003" text:style-name="L13">
        <text:list-item>
          <text:h text:style-name="P4" text:outline-level="1"><text:span text:style-name="T5">Portfolio management.</text:span></text:h>
        </text:list-item>
        <text:list-item>
          <text:h text:style-name="P5" text:outline-level="1"><text:span text:style-name="T6">Business Analysis.</text:span></text:h>
        </text:list-item>
        <text:list-item>
          <text:h text:style-name="P5" text:outline-level="1"><text:span text:style-name="T6">Product and services optimization.</text:span></text:h>
        </text:list-item>
        <text:list-item>
          <text:h text:style-name="P5" text:outline-level="1"><text:span text:style-name="T6">Strategic Management.</text:span></text:h>
        </text:list-item>
        <text:list-item>
          <text:h text:style-name="P5" text:outline-level="1"><text:span text:style-name="T6">Sales Operations.</text:span></text:h>
        </text:list-item>
      </text:list>
      <text:p text:style-name="P9"><text:span text:style-name="T4"/></text:p>
      <text:p text:style-name="P11"><text:span text:style-name="T4">Work</text:span> <text:span text:style-name="T4">Experience</text:span>:</text:p>
      <text:p text:style-name="P11"><draw:line text:anchor-type="paragraph" draw:z-index="2" draw:name="Shape1_1" draw:style-name="gr1" draw:text-style-name="P24" svg:x1="0.002in" svg:y1="0.0882in" svg:x2="6.8165in" svg:y2="0.0882in"><text:p/></draw:line></text:p>
      <text:list xml:id="list989170582" text:style-name="L3">
        <text:list-item>
          <text:p text:style-name="P8">Deputy Manager at HDFC Bank Ltd., Bengaluru May’19-Present Key Result Areas:</text:p>
        </text:list-item>
        <text:list-item>
          <text:p text:style-name="P8"><text:bookmark text:name="editor-icon-redo"/>Providing digital payment solutions on collections to corporate to migrate from cash to digital.</text:p>
        </text:list-item>
        <text:list-item>
          <text:p text:style-name="P8">Primary research, analytic &amp; bench marking for customer insights design marketing strategies and contribute to product enhancement via User stories submission.</text:p>
        </text:list-item>
        <text:list-item>
          <text:p text:style-name="P8">Ensure accelerated portfolio growth by joint initiatives along with various cross functional teams: Product, Marketing and Operations</text:p>
        </text:list-item>
        <text:list-item>
          <text:p text:style-name="P8"/>
        </text:list-item>
        <text:list-item>
          <text:p text:style-name="P8">Focus on acquiring merchants in e-commerce space for digital payment solutions as well as managing to provide merchant acquiring services.</text:p>
        </text:list-item>
        <text:list-item>
          <text:p text:style-name="P8"><text:soft-page-break/>Alliance with Merchants &amp; Partners to drive engagement campaigns and tactical sales to drive revenue growth.</text:p>
        </text:list-item>
        <text:list-item>
          <text:p text:style-name="P8">Vendor management for smooth operations, merchant on boarding, customer experience management and end to end fulfillment of other merchant requirements, hence scaling up the affordability.</text:p>
          <text:p text:style-name="P8"><text:span text:style-name="T13"/></text:p>
        </text:list-item>
      </text:list>
      <text:h text:style-name="P3" text:outline-level="1"><text:span text:style-name="T4">Technical</text:span> <text:span text:style-name="T4">Skills</text:span><text:span text:style-name="T2">:</text:span></text:h>
      <text:h text:style-name="P3" text:outline-level="1"><draw:line text:anchor-type="paragraph" draw:z-index="3" draw:name="Shape1_2" draw:style-name="gr1" draw:text-style-name="P24" svg:x1="0.002in" svg:y1="0.0882in" svg:x2="6.8165in" svg:y2="0.0882in"><text:p/></draw:line><text:span text:style-name="T2"/></text:h>
      <text:list xml:id="list1146341253" text:style-name="L11">
        <text:list-item>
          <text:h text:style-name="Heading_20_1" text:outline-level="1">Software: CRM, Tableau, Power BI</text:h>
        </text:list-item>
        <text:list-item>
          <text:h text:style-name="Heading_20_1" text:outline-level="1">Programming Language: SQL</text:h>
        </text:list-item>
        <text:list-item>
          <text:h text:style-name="Heading_20_1" text:outline-level="1">Certification: NISM-Mutual Fund, IRDA</text:h>
        </text:list-item>
        <text:list-item>
          <text:h text:style-name="Heading_20_1" text:outline-level="1">Tools: Google Analytics, MS Office</text:h>
        </text:list-item>
      </text:list>
      <text:p text:style-name="P10"><text:span text:style-name="T4"/></text:p>
      <text:h text:style-name="P3" text:outline-level="1"><text:span text:style-name="T4">Internship</text:span><text:span text:style-name="T2">:</text:span></text:h>
      <text:h text:style-name="P3" text:outline-level="1"><draw:line text:anchor-type="paragraph" draw:z-index="4" draw:name="Shape1_3" draw:style-name="gr1" draw:text-style-name="P24" svg:x1="0.002in" svg:y1="0.0882in" svg:x2="6.8165in" svg:y2="0.0882in"><text:p/></draw:line><text:span text:style-name="T2"/></text:h>
      <text:list xml:id="list4113768176" text:style-name="L7">
        <text:list-item>
          <text:h text:style-name="Heading_20_1" text:outline-level="1">Undergone 2 Months Summer Internship in Sales Promotion Activities, Sourcing Lead and to understand retail branch banking operations at HDFC Bank Ltd. Bengaluru. On completion of the internship received a <text:span text:style-name="T11">p</text:span>re placement offer from HDFC Bank Ltd. on August’18</text:h>
        </text:list-item>
      </text:list>
      <text:p text:style-name="P12"/>
      <text:p text:style-name="P21">Academic Details:</text:p>
      <text:p text:style-name="P21"><draw:line text:anchor-type="paragraph" draw:z-index="5" draw:name="Shape1_4" draw:style-name="gr1" draw:text-style-name="P24" svg:x1="0.002in" svg:y1="0.0882in" svg:x2="6.8165in" svg:y2="0.0882in"><text:p/></draw:line></text:p>
      <text:list xml:id="list2435605289" text:style-name="L15">
        <text:list-item>
          <text:p text:style-name="P17"><text:span text:style-name="T6">PGDM (Marketing &amp; Finance) from BITM, Sri Balaji University, Pune,2019</text:span></text:p>
        </text:list-item>
        <text:list-item>
          <text:p text:style-name="P17"><text:span text:style-name="T6">B.COM (Taxation) from GS College of Commerce &amp;</text:span></text:p>
        </text:list-item>
        <text:list-item>
          <text:p text:style-name="P17"><text:span text:style-name="T6">Economics</text:span></text:p>
        </text:list-item>
      </text:list>
      <text:p text:style-name="P21"/>
      <text:p text:style-name="P22">Achievements:</text:p>
      <text:p text:style-name="P22"><draw:line text:anchor-type="paragraph" draw:z-index="6" draw:name="Shape1_5" draw:style-name="gr1" draw:text-style-name="P24" svg:x1="0.002in" svg:y1="0.0882in" svg:x2="6.8165in" svg:y2="0.0882in"><text:p/></draw:line></text:p>
      <text:list xml:id="list2842361984" text:style-name="L16">
        <text:list-item>
          <text:p text:style-name="P18"><text:span text:style-name="T6">Awarded for qualifying twice into SPARTANS for target achievement on investment January’21.</text:span></text:p>
        </text:list-item>
        <text:list-item>
          <text:p text:style-name="P18"><text:span text:style-name="T6">Recognized as CA champion for sourcing highest no. of corporate accounts in South-2 circle on Dec’19.</text:span></text:p>
        </text:list-item>
        <text:list-item>
          <text:p text:style-name="P18"><text:span text:style-name="T6">Acknowledged for a strong contribution towards branch achievement of Life Insurance Target on August’20.</text:span></text:p>
        </text:list-item>
        <text:list-item>
          <text:p text:style-name="P18"><text:span text:style-name="T6">Recognized for participation in the Research and Corporate Relations Team, from Apr’18-Mar’19.</text:span></text:p>
        </text:list-item>
        <text:list-item>
          <text:p text:style-name="P18"><text:span text:style-name="T6">Completed a comprehensive performance-based Leadership Development Program by Aspiring Minds, Pune, in 2018.</text:span></text:p>
        </text:list-item>
      </text:list>
      <text:p text:style-name="P19"><text:span text:style-name="T6"/></text:p>
      <text:p text:style-name="P20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 Black" svg:font-family="'Arial Black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4256in" fo:margin-right="0in" fo:text-indent="-0.25in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756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972in" style:contextual-spacing="false" fo:line-height="115%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IN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fo:language="en" fo:country="US" style:language-asian="en" style:country-asian="US" style:language-complex="ar" style:country-complex="SA" style:text-scale="98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 style:text-scale="98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language="en" fo:country="US" style:language-asian="en" style:country-asian="US" style:language-complex="ar" style:country-complex="SA" style:text-scale="98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252in" fo:margin-left="0.3772in"/>
        </style:list-level-properties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484in" fo:margin-left="3.0098in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484in" fo:margin-left="2.9244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484in" fo:margin-left="2.8346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484in" fo:margin-left="2.7453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484in" fo:margin-left="2.6563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484in" fo:margin-left="2.5665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484in" fo:margin-left="2.4772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484in" fo:margin-left="2.387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6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193in" fo:margin-bottom="0.1945in" fo:margin-left="0.3055in" fo:margin-right="0.1665in" style:writing-mode="lr-tb" style:layout-grid-color="#c0c0c0" style:layout-grid-lines="253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20:03:08.579228700</meta:creation-date>
    <dc:date>2021-06-26T22:42:27.985319067</dc:date>
    <meta:editing-duration>PT2H3M4S</meta:editing-duration>
    <meta:editing-cycles>13</meta:editing-cycles>
    <meta:generator>LibreOffice/7.1.4.2$Linux_X86_64 LibreOffice_project/10$Build-2</meta:generator>
    <meta:document-statistic meta:table-count="0" meta:image-count="0" meta:object-count="0" meta:page-count="2" meta:paragraph-count="41" meta:word-count="475" meta:character-count="3387" meta:non-whitespace-character-count="2889"/>
  </office:meta>
</office:document-meta>
</file>